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014" officeooo:paragraph-rsid="00107014"/>
    </style:style>
    <style:style style:name="P2" style:family="paragraph" style:parent-style-name="Standard">
      <style:text-properties officeooo:rsid="00107014" officeooo:paragraph-rsid="0013f36a"/>
    </style:style>
    <style:style style:name="P3" style:family="paragraph" style:parent-style-name="Standard">
      <style:text-properties officeooo:rsid="00120210" officeooo:paragraph-rsid="00120210"/>
    </style:style>
    <style:style style:name="P4" style:family="paragraph" style:parent-style-name="Standard">
      <style:text-properties officeooo:rsid="0013f36a" officeooo:paragraph-rsid="0013f36a"/>
    </style:style>
    <style:style style:name="P5" style:family="paragraph" style:parent-style-name="Standard">
      <style:text-properties fo:font-weight="bold" officeooo:rsid="00120210" officeooo:paragraph-rsid="00120210" style:font-weight-asian="bold" style:font-weight-complex="bold"/>
    </style:style>
    <style:style style:name="P6" style:family="paragraph" style:parent-style-name="Standard">
      <style:text-properties fo:font-weight="bold" officeooo:rsid="0013f36a" officeooo:paragraph-rsid="0013f36a" style:font-weight-asian="bold" style:font-weight-complex="bold"/>
    </style:style>
    <style:style style:name="P7" style:family="paragraph" style:parent-style-name="Standard">
      <style:text-properties fo:font-weight="bold" officeooo:rsid="00107014" officeooo:paragraph-rsid="0013f36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107014" officeooo:paragraph-rsid="00107014" style:font-size-asian="16pt" style:font-size-complex="16pt"/>
    </style:style>
    <style:style style:name="P9" style:family="paragraph" style:parent-style-name="Standard">
      <style:text-properties officeooo:rsid="0015530c" officeooo:paragraph-rsid="0015530c"/>
    </style:style>
    <style:style style:name="P10" style:family="paragraph" style:parent-style-name="Standard">
      <style:text-properties fo:font-style="italic" officeooo:rsid="0015530c" officeooo:paragraph-rsid="0015530c" style:font-style-asian="italic" style:font-style-complex="italic"/>
    </style:style>
    <style:style style:name="P11" style:family="paragraph" style:parent-style-name="Standard">
      <style:text-properties fo:font-style="italic" officeooo:rsid="00120210" officeooo:paragraph-rsid="00120210" style:font-style-asian="italic" style:font-style-complex="italic"/>
    </style:style>
    <style:style style:name="P12" style:family="paragraph" style:parent-style-name="Standard">
      <style:text-properties officeooo:rsid="0015530c" officeooo:paragraph-rsid="0015530c"/>
    </style:style>
    <style:style style:name="P13" style:family="paragraph" style:parent-style-name="Standard">
      <style:text-properties officeooo:rsid="0017a152" officeooo:paragraph-rsid="0017a152"/>
    </style:style>
    <style:style style:name="P14" style:family="paragraph" style:parent-style-name="Standard">
      <style:text-properties fo:font-style="italic" officeooo:rsid="0017a152" officeooo:paragraph-rsid="0017a152" style:font-style-asian="italic" style:font-style-complex="italic"/>
    </style:style>
    <style:style style:name="P15" style:family="paragraph" style:parent-style-name="Standard">
      <style:text-properties fo:font-style="italic" officeooo:rsid="001a277b" officeooo:paragraph-rsid="001a277b" style:font-style-asian="italic" style:font-style-complex="italic"/>
    </style:style>
    <style:style style:name="P16" style:family="paragraph" style:parent-style-name="Standard">
      <style:text-properties officeooo:rsid="001aa7ca" officeooo:paragraph-rsid="001aa7ca"/>
    </style:style>
    <style:style style:name="P17" style:family="paragraph" style:parent-style-name="Standard">
      <style:text-properties officeooo:rsid="00120210"/>
    </style:style>
    <style:style style:name="P18" style:family="paragraph" style:parent-style-name="Standard">
      <style:text-properties officeooo:rsid="00120210" officeooo:paragraph-rsid="00120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a Science Project</text:p>
      <text:p text:style-name="P1"/>
      <text:p text:style-name="P7">Goal:</text:p>
      <text:p text:style-name="P7"/>
      <text:p text:style-name="P2">Take a few data sets provided by the city of Montreal and put data science acquired skills to use.</text:p>
      <text:p text:style-name="P1"/>
      <text:p text:style-name="P1">- Apply data processing</text:p>
      <text:p text:style-name="P1">- Apply machine learning techniques on data set to predict outcome</text:p>
      <text:p text:style-name="P1"/>
      <text:p text:style-name="P5">Data set brainstorm: </text:p>
      <text:p text:style-name="Standard"/>
      <text:p text:style-name="P16">XDATA</text:p>
      <text:p text:style-name="Standard"/>
      <text:p text:style-name="P11">Number of cyclists determined by montreal:</text:p>
      <text:p text:style-name="Standard"><text:a xlink:type="simple" xlink:href="https://donnees.montreal.ca/ville-de-montreal/velos-comptage" text:style-name="Internet_20_link" text:visited-style-name="Visited_20_Internet_20_Link">https://donnees.montreal.ca/ville-de-montreal/velos-comptage</text:a></text:p>
      <text:p text:style-name="Standard"/>
      <text:p text:style-name="P15">Number of vehicles in motion montreal:</text:p>
      <text:p text:style-name="Standard"><text:a xlink:type="simple" xlink:href="https://bdso.gouv.qc.ca/pls/ken/ken213_afich_tabl.page_tabl?p_iden_tran=REPERJA6WV6166536384148d06kR&amp;p_lang=1&amp;p_m_o=SAAQ&amp;p_id_ss_domn=718&amp;p_id_raprt=3372#tri_age=1&amp;tri_tertr=6" text:style-name="Internet_20_link" text:visited-style-name="Visited_20_Internet_20_Link">https://bdso.gouv.qc.ca/pls/ken/ken213_afich_tabl.page_tabl?p_iden_tran=REPERJA6WV6166536384148d06kR&amp;p_lang=1&amp;p_m_o=SAAQ&amp;p_id_ss_domn=718&amp;p_id_raprt=3372#tri_age=1&amp;tri_tertr=6</text:a></text:p>
      <text:p text:style-name="Standard"/>
      <text:p text:style-name="P17"/>
      <text:p text:style-name="P16">YDATA</text:p>
      <text:p text:style-name="P3"/>
      <text:p text:style-name="P10">CO2 emissions seperated by certain sectors: <text:tab/></text:p>
      <text:p text:style-name="P9"><text:a xlink:type="simple" xlink:href="https://donnees.montreal.ca/ville-de-montreal/emissions-ges-collectivite-montrealaise" text:style-name="Internet_20_link" text:visited-style-name="Visited_20_Internet_20_Link">https://donnees.montreal.ca/ville-de-montreal/emissions-ges-collectivite-montrealaise</text:a></text:p>
      <text:p text:style-name="P9"/>
      <text:p text:style-name="P9"/>
      <text:p text:style-name="P14">Air quality: </text:p>
      <text:p text:style-name="P13"><text:a xlink:type="simple" xlink:href="https://donnees.montreal.ca/ville-de-montreal/rsqa-iqa-historique" text:style-name="Internet_20_link" text:visited-style-name="Visited_20_Internet_20_Link">https://donnees.montreal.ca/ville-de-montreal/rsqa-iqa-historique</text:a></text:p>
      <text:p text:style-name="P13"/>
      <text:p text:style-name="P16">Water quality: </text:p>
      <text:p text:style-name="P16"><text:a xlink:type="simple" xlink:href="https://donnees.montreal.ca/ville-de-montreal/rsma-2015-fermeture-intercepteur-s-e" text:style-name="Internet_20_link" text:visited-style-name="Visited_20_Internet_20_Link">https://donnees.montreal.ca/ville-de-montreal/rsma-2015-fermeture-intercepteur-s-e</text:a></text:p>
      <text:p text:style-name="P16"/>
      <text:p text:style-name="P3"/>
      <text:p text:style-name="P5"/>
      <text:p text:style-name="P6">Tools that can be used: </text:p>
      <text:p text:style-name="P6"/>
      <text:p text:style-name="P4">basemap (map of world, python friendly): </text:p>
      <text:p text:style-name="P4"><text:a xlink:type="simple" xlink:href="https://jakevdp.github.io/PythonDataScienceHandbook/04.13-geographic-data-with-basemap.html" text:style-name="Internet_20_link" text:visited-style-name="Visited_20_Internet_20_Link">https://jakevdp.github.io/PythonDataScienceHandbook/04.13-geographic-data-with-basemap.html</text:a></text:p>
      <text:p text:style-name="P4"/>
      <text:p text:style-name="P4">for plotting data on google maps: </text:p>
      <text:p text:style-name="P4"><text:a xlink:type="simple" xlink:href="https://medium.com/future-vision/google-maps-in-python-part-2-393f96196eaf" text:style-name="Internet_20_link" text:visited-style-name="Visited_20_Internet_20_Link">https://medium.com/future-vision/google-maps-in-python-part-2-393f96196eaf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6:50:26.388348616</meta:creation-date>
    <dc:date>2022-05-25T17:53:59.662571024</dc:date>
    <meta:editing-duration>PT50M2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89" meta:character-count="1127" meta:non-whitespace-character-count="1053"/>
  </office:meta>
</office:document-meta>
</file>